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4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transction_id</text:p>
          </table:table-cell>
          <table:table-cell office:value-type="string" calcext:value-type="string">
            <text:p>product_id</text:p>
          </table:table-cell>
          <table:table-cell table:style-name="Default" office:value-type="string" calcext:value-type="string">
            <text:p>price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5.95" calcext:value-type="currency">
            <text:p>$5.95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6.95" calcext:value-type="currency">
            <text:p>$6.95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7.95" calcext:value-type="currency">
            <text:p>$7.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0T15:05:54.898736597</meta:creation-date>
    <dc:date>2019-08-10T15:09:06.665329315</dc:date>
    <meta:editing-duration>PT3M13S</meta:editing-duration>
    <meta:editing-cycles>1</meta:editing-cycles>
    <meta:document-statistic meta:table-count="1" meta:cell-count="12" meta:object-count="0"/>
    <meta:generator>LibreOffice/5.1.6.2$Linux_X86_64 LibreOffice_project/10m0$Build-2</meta:generator>
  </office:meta>
</office:document-meta>
</file>